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ccc"/>
    </style:style>
    <style:style style:name="P2" style:family="paragraph" style:parent-style-name="Standard">
      <style:text-properties fo:font-style="italic" fo:font-weight="bold" officeooo:rsid="00149ccc" officeooo:paragraph-rsid="00149ccc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buntu 20.04 laptop battery documentation</text:h>
      <text:p text:style-name="Standard"/>
      <text:p text:style-name="Standard">Slowly charges 1-2 percent at a time up to 90%, slowly charges onward</text:p>
      <text:p text:style-name="Standard"/>
      <text:p text:style-name="P1">99% takes over 20 minutes to go to 100%, if the ETA says 3 minutes, it just recently reached 99%. If the ETA says 4 minutes, it is about halfway done. If the ETA says 5 minutes, it is going to reach 100% battery within the next 8 minutes</text:p>
      <text:p text:style-name="Standard"/>
      <text:p text:style-name="Standard">Battery can drop 2% at a time with high CPU usage</text:p>
      <text:p text:style-name="Standard"/>
      <text:p text:style-name="Standard">Battery charges 2% at a time commonly, this is normal</text:p>
      <text:p text:style-name="P1"/>
      <text:p text:style-name="P1">The system does NOT shut down at 10% battery as stated in the Ubuntu desktop guide, although it gives you a warning once it reaches 10% I only did this once though</text:p>
      <text:p text:style-name="Standard"/>
      <text:p text:style-name="Standard">The battery can last months without charging if the system isn't in use and is shut down. It drops about 12% battery per 4 months in this state</text:p>
      <text:p text:style-name="Standard"/>
      <text:p text:style-name="P2">This document was last updated on 2021 Thursday, October 21<text:span text:style-name="T1">st</text:span> at 6:57 p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3:29:25.354486867</meta:creation-date>
    <dc:date>2021-10-21T18:57:02.347187757</dc:date>
    <meta:editing-duration>PT5H27M38S</meta:editing-duration>
    <meta:editing-cycles>1</meta:editing-cycles>
    <meta:document-statistic meta:table-count="0" meta:image-count="0" meta:object-count="0" meta:page-count="1" meta:paragraph-count="8" meta:word-count="161" meta:character-count="827" meta:non-whitespace-character-count="674"/>
    <meta:generator>LibreOffice/6.4.2.2$Linux_X86_64 LibreOffice_project/40$Build-2</meta:generator>
  </office:meta>
</office:document-meta>
</file>